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5cm" fo:min-width="0.575cm"/>
    </style:style>
    <style:style style:name="gr2" style:family="graphic" style:parent-style-name="standard">
      <style:graphic-properties draw:textarea-horizontal-align="justify" draw:textarea-vertical-align="middle" draw:auto-grow-height="false" fo:min-height="2.034cm" fo:min-width="0.867cm"/>
    </style:style>
    <style:style style:name="gr3" style:family="graphic" style:parent-style-name="standard">
      <style:graphic-properties draw:textarea-horizontal-align="justify" draw:textarea-vertical-align="middle" draw:auto-grow-height="false" fo:min-height="0.18cm" fo:min-width="1.145cm"/>
    </style:style>
    <style:style style:name="gr4" style:family="graphic" style:parent-style-name="standard">
      <style:graphic-properties draw:textarea-horizontal-align="justify" draw:textarea-vertical-align="middle" draw:auto-grow-height="false" fo:min-height="1.396cm" fo:min-width="0cm"/>
    </style:style>
    <style:style style:name="gr5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2a6099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087cm" fo:min-width="0.325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483cm" fo:min-width="0cm"/>
    </style:style>
    <style:style style:name="gr13" style:family="graphic" style:parent-style-name="objectwithoutfill">
      <style:graphic-properties svg:stroke-width="0.212cm" svg:stroke-color="#158466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.519cm" svg:height="1.519cm" svg:x="5.723cm" svg:y="4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1.513cm" svg:height="2.43cm" svg:x="5.723cm" svg:y="6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823cm" svg:height="0.608cm" svg:x="7.242cm" svg:y="6.4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823cm" svg:height="0.608cm" svg:x="3.9cm" svg:y="6.4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07cm" svg:height="1.824cm" svg:x="6.635cm" svg:y="8.8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08cm" svg:height="1.824cm" svg:x="5.723cm" svg:y="8.8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3.2cm" svg:y1="11.373cm" svg:x2="9.2cm" svg:y2="11.373cm">
          <text:p/>
        </draw:line>
        <draw:line draw:style-name="gr6" draw:text-style-name="P2" draw:layer="layout" svg:x1="3.1cm" svg:y1="11.273cm" svg:x2="3.1cm" svg:y2="5.273cm">
          <text:p/>
        </draw:line>
        <draw:frame draw:style-name="gr7" draw:text-style-name="P3" draw:layer="layout" svg:width="0.925cm" svg:height="0.962cm" svg:x="8.575cm" svg:y="10.311cm">
          <draw:text-box>
            <text:p>X</text:p>
          </draw:text-box>
        </draw:frame>
        <draw:frame draw:style-name="gr7" draw:text-style-name="P3" draw:layer="layout" svg:width="0.925cm" svg:height="0.962cm" svg:x="2cm" svg:y="4.873cm">
          <draw:text-box>
            <text:p>Z</text:p>
          </draw:text-box>
        </draw:frame>
        <draw:custom-shape draw:style-name="gr8" draw:text-style-name="P1" draw:layer="layout" svg:width="0.365cm" svg:height="0.426cm" draw:transform="rotate (1.5707963267949) translate (13.476cm 5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19cm" svg:height="1.519cm" svg:x="13.78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13cm" svg:height="2.425cm" svg:x="14.084cm" svg:y="6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244cm" svg:height="0.182cm" svg:x="13.963cm" svg:y="5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3.902cm" svg:y1="6.054cm" svg:x2="14.327cm" svg:y2="6.054cm">
          <text:p/>
        </draw:line>
        <draw:custom-shape draw:style-name="gr12" draw:text-style-name="P1" draw:layer="layout" svg:width="0.608cm" svg:height="0.911cm" draw:transform="rotate (-1.5707963267949) translate (14.874cm 10.06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07cm" svg:height="1.824cm" svg:x="14.267cm" svg:y="8.8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11.6cm" svg:y1="11.373cm" svg:x2="17.6cm" svg:y2="11.373cm">
          <text:p/>
        </draw:line>
        <draw:line draw:style-name="gr6" draw:text-style-name="P2" draw:layer="layout" svg:x1="11.5cm" svg:y1="11.273cm" svg:x2="11.5cm" svg:y2="5.273cm">
          <text:p/>
        </draw:line>
        <draw:frame draw:style-name="gr7" draw:text-style-name="P3" draw:layer="layout" svg:width="0.925cm" svg:height="0.962cm" svg:x="16.975cm" svg:y="10.311cm">
          <draw:text-box>
            <text:p>Y</text:p>
          </draw:text-box>
        </draw:frame>
        <draw:frame draw:style-name="gr7" draw:text-style-name="P3" draw:layer="layout" svg:width="0.925cm" svg:height="0.962cm" svg:x="10.4cm" svg:y="4.873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8:58:41.060640577</meta:creation-date>
    <dc:date>2019-05-08T23:02:26.564137628</dc:date>
    <meta:editing-duration>PT13M56S</meta:editing-duration>
    <meta:editing-cycles>6</meta:editing-cycles>
    <meta:generator>LibreOffice/6.2.3.2$Linux_X86_64 LibreOffice_project/20$Build-2</meta:generator>
    <meta:document-statistic meta:object-count="21"/>
  </office:meta>
</office:document-meta>
</file>